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diagonal-bl-tr="none" style:text-align-source="fix" style:repeat-content="false" fo:border="1.5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1.5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 table:number-columns-spanned="2" table:number-rows-spanned="1">
            <text:p>アクセス（国別）</text:p>
          </table:table-cell>
          <table:covered-table-cell table:style-name="Default"/>
          <table:table-cell table:style-name="Default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ロシア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3" office:value-type="string" calcext:value-type="string">
            <text:p>不明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ドイツ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中国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アメリカ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ギリシャ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メキシコ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インドネシア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Footnote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デンマーク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タイ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台湾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ブラジル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ノルウェー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フィリピン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合計</text:p>
          </table:table-cell>
          <table:table-cell/>
          <table:table-cell table:formula="of:=SUM([.C2:.C19])" office:value-type="float" office:value="31" calcext:value-type="float">
            <text:p>3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" style:font-family-asian="'Noto Sans CJK J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00/00/00</text:date>, <text:time style:data-style-name="N2" text:time-value="09:41:17.952576408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0:09:37.897701087</meta:creation-date>
    <meta:editing-duration>PT34M5S</meta:editing-duration>
    <meta:editing-cycles>4</meta:editing-cycles>
    <meta:generator>LibreOffice/6.0.7.3$Linux_X86_64 LibreOffice_project/00m0$Build-3</meta:generator>
    <dc:date>2020-02-06T09:58:18.028268965</dc:date>
    <meta:document-statistic meta:table-count="1" meta:cell-count="50" meta:object-count="0"/>
  </office:meta>
</office:document-meta>
</file>